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UEVA, SHULIANA K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2604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J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43156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ALTA TORRES, GILMER MIG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0254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431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UEVA CACHO, CRISTINA ELEN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663746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81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2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2617604</text:p>
          </table:table-cell>
          <table:table-cell table:style-name="Tabla2.D3" office:value-type="string">
            <text:p text:style-name="P23">11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2:52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